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680000031E955B881C.png" manifest:media-type="image/png"/>
  <manifest:file-entry manifest:full-path="Pictures/100002010000055A00000322080C4F1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990000" draw:textarea-horizontal-align="justify" draw:textarea-vertical-align="middle" draw:auto-grow-height="false" fo:min-height="1.501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990000" draw:textarea-horizontal-align="justify" draw:textarea-vertical-align="middle" draw:auto-grow-height="false" fo:min-height="1.421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990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4pt" fo:font-weight="bold" style:font-size-asian="14pt" style:font-size-complex="14pt"/>
    </style:style>
    <style:style style:name="P8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P9" style:family="paragraph">
      <loext:graphic-properties draw:fill-color="#990000"/>
      <style:paragraph-properties fo:text-align="center"/>
      <style:text-properties fo:font-weight="bol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7.999cm" svg:height="16.39cm" svg:x="0cm" svg:y="1.41cm">
          <draw:image xlink:href="Pictures/100002010000055A00000322080C4F1A.png" xlink:type="simple" xlink:show="embed" xlink:actuate="onLoad">
            <text:p/>
          </draw:image>
        </draw:frame>
        <draw:custom-shape draw:style-name="gr2" draw:text-style-name="P2" draw:layer="layout" svg:width="1cm" svg:height="2cm" svg:x="1.4cm" svg:y="10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cm" svg:height="2cm" svg:x="2.48cm" svg:y="9.6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cm" svg:height="2cm" svg:x="6cm" svg:y="8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cm" svg:height="2cm" svg:x="13.4cm" svg:y="8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1cm" svg:height="2cm" svg:x="19cm" svg:y="9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2cm" svg:height="0.962cm" svg:x="8.4cm" svg:y="11.362cm">
          <draw:text-box>
            <text:p>Wlecom Linux</text:p>
          </draw:text-box>
        </draw:frame>
        <draw:frame draw:style-name="gr4" draw:text-style-name="P3" draw:layer="layout" svg:width="6.2cm" svg:height="0.962cm" svg:x="5.594cm" svg:y="19.296cm">
          <draw:text-box>
            <text:p/>
          </draw:text-box>
        </draw:frame>
        <draw:frame draw:style-name="gr4" draw:text-style-name="P3" draw:layer="layout" svg:width="6.2cm" svg:height="0.962cm" svg:x="2.48cm" svg:y="11.672cm">
          <draw:text-box>
            <text:p>U-Boot</text:p>
          </draw:text-box>
        </draw:frame>
        <draw:frame draw:style-name="gr4" draw:text-style-name="P3" draw:layer="layout" svg:width="6.2cm" svg:height="0.962cm" svg:x="1.4cm" svg:y="12.638cm">
          <draw:text-box>
            <text:p>電源ON</text:p>
          </draw:text-box>
        </draw:frame>
        <draw:frame draw:style-name="gr4" draw:text-style-name="P3" draw:layer="layout" svg:width="6.2cm" svg:height="0.962cm" svg:x="3.8cm" svg:y="10.4cm">
          <draw:text-box>
            <text:p>Starting kernel ...</text:p>
          </draw:text-box>
        </draw:frame>
        <draw:custom-shape draw:style-name="gr3" draw:text-style-name="P2" draw:layer="layout" svg:width="1cm" svg:height="2cm" svg:x="8.6cm" svg:y="9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2cm" svg:height="0.962cm" svg:x="12.8cm" svg:y="10.4cm">
          <draw:text-box>
            <text:p>edison login: </text:p>
          </draw:text-box>
        </draw:frame>
        <draw:frame draw:style-name="gr4" draw:text-style-name="P3" draw:layer="layout" svg:width="6.2cm" svg:height="0.89cm" svg:x="18cm" svg:y="11.438cm">
          <draw:text-box>
            <text:p>安定まで３５秒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1" draw:text-style-name="P1" draw:layer="layout" svg:width="16.209cm" svg:height="20.999cm" svg:x="0.191cm" svg:y="0.401cm">
          <draw:image xlink:href="Pictures/10000201000002680000031E955B881C.png" xlink:type="simple" xlink:show="embed" xlink:actuate="onLoad">
            <text:p/>
          </draw:image>
        </draw:frame>
        <draw:custom-shape draw:style-name="gr3" draw:text-style-name="P2" draw:layer="layout" svg:width="0.4cm" svg:height="2cm" svg:x="1.6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2cm" svg:height="1.241cm" svg:x="0.8cm" svg:y="12.959cm">
          <draw:text-box>
            <text:p text:style-name="P5"><text:span text:style-name="T1">通常時</text:span></text:p>
          </draw:text-box>
        </draw:frame>
        <draw:custom-shape draw:style-name="gr3" draw:text-style-name="P2" draw:layer="layout" svg:width="0.4cm" svg:height="2cm" svg:x="2.8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4cm" svg:height="2cm" svg:x="3.8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4cm" svg:height="2cm" svg:x="8.8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8" draw:layer="layout" svg:width="2.4cm" svg:height="3.026cm" svg:x="3.8cm" svg:y="13.045cm">
          <draw:text-box>
            <text:p text:style-name="P7"><text:span text:style-name="T1">&gt;y</text:span></text:p>
            <text:p text:style-name="P7"><text:span text:style-name="T1">&gt;y</text:span></text:p>
            <text:p text:style-name="P7"><text:span text:style-name="T1">&gt;y…@WiFI</text:span></text:p>
          </draw:text-box>
        </draw:frame>
        <draw:frame draw:style-name="gr6" draw:text-style-name="P8" draw:layer="layout" svg:width="2cm" svg:height="1.361cm" svg:x="8.4cm" svg:y="12.884cm">
          <draw:text-box>
            <text:p text:style-name="P7"><text:span text:style-name="T1">^c@</text:span><text:span text:style-name="T1"><text:line-break/></text:span><text:span text:style-name="T1">WiFi</text:span></text:p>
          </draw:text-box>
        </draw:frame>
        <draw:frame draw:style-name="gr6" draw:text-style-name="P8" draw:layer="layout" svg:width="2cm" svg:height="1.361cm" svg:x="11.6cm" svg:y="12.959cm">
          <draw:text-box>
            <text:p text:style-name="P7"><text:span text:style-name="T1">yes@serial</text:span></text:p>
          </draw:text-box>
        </draw:frame>
        <draw:custom-shape draw:style-name="gr3" draw:text-style-name="P2" draw:layer="layout" svg:width="0.4cm" svg:height="2cm" svg:x="11.8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0.4cm" svg:height="2cm" svg:x="14.4cm" svg:y="10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8" draw:layer="layout" svg:width="2cm" svg:height="1.361cm" svg:x="14.2cm" svg:y="12.8cm">
          <draw:text-box>
            <text:p text:style-name="P7"><text:span text:style-name="T1">^c@</text:span><text:span text:style-name="T1"><text:line-break/></text:span><text:span text:style-name="T1">serial</text:span></text:p>
          </draw:text-box>
        </draw:frame>
        <draw:frame draw:style-name="gr8" draw:text-style-name="P8" draw:layer="layout" svg:width="2.2cm" svg:height="1.916cm" svg:x="1.8cm" svg:y="13.639cm">
          <draw:text-box>
            <text:p text:style-name="P7"><text:span text:style-name="T1">Yes</text:span><text:span text:style-name="T1"><text:line-break/></text:span><text:span text:style-name="T1">@WiFi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tagami</meta:initial-creator>
    <meta:creation-date>2015-06-20T01:16:55.955496266</meta:creation-date>
    <dc:date>2015-06-23T09:03:16.585211925</dc:date>
    <dc:creator>kitagami</dc:creator>
    <meta:editing-duration>P3DT7H16M</meta:editing-duration>
    <meta:editing-cycles>1</meta:editing-cycles>
    <meta:document-statistic meta:object-count="52"/>
    <meta:generator>LibreOffice/4.4.2.2$Linux_x86 LibreOffice_project/40m0$Build-2</meta:generator>
  </office:meta>
</office:document-meta>
</file>